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627" calcext:value-type="float">
            <text:p>0,62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783" calcext:value-type="float">
            <text:p>2,7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666" calcext:value-type="float">
            <text:p>6,66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Ob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Ob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0:27:35.832293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07T10:39:36.022597488</dc:date>
    <meta:editing-duration>P1DT14H55M</meta:editing-duration>
    <meta:editing-cycles>242</meta:editing-cycles>
    <meta:generator>LibreOffice/7.0.4.2$Linux_X86_64 LibreOffice_project/00$Build-2</meta:generator>
    <meta:document-statistic meta:table-count="4" meta:cell-count="6310" meta:object-count="0"/>
  </office:meta>
</office:document-meta>
</file>